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36f"/>
    </style:style>
    <style:style style:name="P2" style:family="paragraph" style:parent-style-name="Standard">
      <style:text-properties officeooo:paragraph-rsid="0016d730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5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6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8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9" style:family="paragraph" style:parent-style-name="Standard">
      <style:text-properties style:use-window-font-color="true" style:font-name="Liberation Serif" fo:font-size="12pt" fo:font-weight="normal" officeooo:paragraph-rsid="00302787" fo:background-color="transparent" style:font-weight-asian="normal" style:font-weight-complex="normal"/>
    </style:style>
    <style:style style:name="P10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2efcc1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2a6099" fo:font-style="normal" officeooo:rsid="001a9dbf" style:font-style-asian="normal" style:font-style-complex="normal"/>
    </style:style>
    <style:style style:name="T9" style:family="text">
      <style:text-properties fo:font-style="italic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oftex: </text:span><text:span text:style-name="T6">Módulo 03 - </text:span><text:span text:style-name="T5">Atividade 0</text:span><text:span text:style-name="T7">2</text:span></text:p>
      <text:p text:style-name="P6"/>
      <text:p text:style-name="P7">Faça um algoritmo de ordenação utilizando o método <text:span text:style-name="T9">insertion sort</text:span>.</text:p>
      <text:p text:style-name="Standard">Crie um método que execute as seguintes operações:</text:p>
      <text:p text:style-name="Standard"/>
      <text:p text:style-name="Standard">- Tamanho do vetor: 30;</text:p>
      <text:p text:style-name="Standard">- Utilize números ímpares;</text:p>
      <text:p text:style-name="Standard">- Opere em ordem crescente.</text:p>
      <text:p text:style-name="P7"/>
      <text:p text:style-name="P2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8">.</text:span></text:a></text:p>
      <text:p text:style-name="P3"/>
      <text:p text:style-name="P5">&lt;python&gt;</text:p>
      <text:p text:style-name="P5"/>
      <text:p text:style-name="P9">import random</text:p>
      <text:p text:style-name="P9">def geradorLista(nElementos): <text:s text:c="2"/></text:p>
      <text:p text:style-name="P9"><text:s text:c="4"/>listaRandomica = random.sample(range(1,100),nElementos) <text:s text:c="3"/></text:p>
      <text:p text:style-name="P9"><text:s text:c="4"/>return listaRandomica</text:p>
      <text:p text:style-name="P9"/>
      <text:p text:style-name="P9">def insertionSort(lista):</text:p>
      <text:p text:style-name="P9"><text:s text:c="4"/>n = len(lista)</text:p>
      <text:p text:style-name="P9"><text:s text:c="4"/>i = 0</text:p>
      <text:p text:style-name="P9"><text:s text:c="4"/>for i in range(i, n):</text:p>
      <text:p text:style-name="P9"><text:s text:c="8"/>chave = lista[i]</text:p>
      <text:p text:style-name="P9"><text:s text:c="8"/>j = i - 1</text:p>
      <text:p text:style-name="P9"><text:s text:c="8"/>while j &gt;= 0 and lista[j] &gt; chave:</text:p>
      <text:p text:style-name="P9"><text:s text:c="12"/>lista[j + 1] = lista [j]</text:p>
      <text:p text:style-name="P9"><text:s text:c="12"/>j = j - 1</text:p>
      <text:p text:style-name="P9"><text:s text:c="12"/>lista[j + 1] = chave</text:p>
      <text:p text:style-name="P9"/>
      <text:p text:style-name="P9">x = geradorLista(30) </text:p>
      <text:p text:style-name="P9">print("Vetor original: " ,x)</text:p>
      <text:p text:style-name="P9">insertionSort(x)</text:p>
      <text:p text:style-name="P9">print("Vetor ordenado: " ,x) </text:p>
      <text:p text:style-name="P4"/>
      <text:p text:style-name="P5">&lt;/python&gt;</text:p>
      <text:p text:style-name="P5"/>
      <text:p text:style-name="P5"/>
      <text:p text:style-name="P5">python3 script.py </text:p>
      <text:p text:style-name="P4"><text:span text:style-name="T10">Vetor original: </text:span><text:s/>[74, 47, 60, 79, 38, 73, 29, 45, 13, 69, 30, 49, 57, 35, 75, 85, 61, 50, 8, 40, 21, 96, 62, 37, 5, 4, 94, 93, 1, 20]</text:p>
      <text:p text:style-name="P4"><text:span text:style-name="T10">Vetor ordenado: </text:span><text:s/>[1, 4, 5, 8, 13, 20, 21, 29, 30, 35, 37, 38, 40, 45, 47, 49, 50, 57, 60, 61, 62, 69, 73, 74, 75, 79, 85, 93, 94, 96]</text:p>
      <text:p text:style-name="P4"/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09T10:33:15.219137560</dc:date>
    <meta:editing-duration>PT8H15M17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176" meta:character-count="1032" meta:non-whitespace-character-count="793"/>
  </office:meta>
</office:document-meta>
</file>